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eki que miraba la cámara sigue su camino.</text:p>
      <text:p text:style-name="Action">La cámara se aleja hasta mostrar que todo lo sucedido ha sido transmitido en una pantalla gigante.</text:p>
      <text:p text:style-name="Setting">Int. Nave Residente III/Corredor - día</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text:p>
      <text:p text:style-name="Character_20_Name">manu (V.O.)</text:p>
      <text:p text:style-name="Dialogue">Escondiendo las imágenes no servirá para acallar las protestas que se inician cada vez que consumimos un nuevo planeta.</text:p>
      <text:p text:style-name="Action">En la multitud va KIMI, una mujer activa de alrededor 30 años. Ella pasa con el resto de la protesta.</text:p>
      <text:p text:style-name="Character_20_Name">manu (V.O.)</text:p>
      <text:p text:style-name="Dialogue">A mi no me importa. Pero a Kimi si. Ella siempre va a esas reuniones y manifestaciones.</text:p>
      <text:p text:style-name="Action">La protesta sigue su camino hasta desaparecer.</text:p>
      <text:p text:style-name="Action"><text:soft-page-break/>La cámara avanza por los corredores vacíos, pasando de un sector a otro por una puerta que se abre automáticamente. En el segundo corredor la cámara se detiene frente a una puerta al lado izquierdo del corredor. Es el apartamento de MANU, un mecánico reservado de unos 35 años de edad.</text:p>
      <text:p text:style-name="Character_20_Name">Narrador (VO)</text:p>
      <text:p text:style-name="Dialogue">Espero que no decida quedarse en uno de los planetas. Yo no podría seguirla. ¿Qué se yo de cultivar la tierra?</text:p>
      <text:p text:style-name="Setting">Int. Apartamento de manu/Sala-comedor - día</text:p>
      <text:p text:style-name="Action">Desde la puerta de entrada se ve parte de la sala-comedor, la cocina está al fondo y un la puerta del baño se alcanza ver al frente. En el comedor, de espaldas a la cámara, está Manu.</text:p>
      <text:p text:style-name="Character_20_Name">Narrador (vo)</text:p>
      <text:p text:style-name="Dialogue">¿Por qué piensan que esta vez si va a funcionar?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Kimi. </text:p>
      <text:p text:style-name="Standard"/>
      <text:p text:style-name="Standard">Capítulo 2</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text:soft-page-break/>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3</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text:soft-page-break/>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3">Capítulo 4</text:p>
      <text:p text:style-name="Setting"/>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text:soft-page-break/>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Action"/>
      <text:p text:style-name="Action">Capítulo 5</text:p>
      <text:p text:style-name="Setting"/>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text:soft-page-break/>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text:soft-page-break/>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P3">Capítulo 6</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Manu</text:p>
      <text:p text:style-name="Dialogue">¿Qué pasa?</text:p>
      <text:p text:style-name="Action">Kimi lo mira por unos segundos. Luego baja la cabeza y llora.</text:p>
      <text:p text:style-name="Character_20_Name">Kimi</text:p>
      <text:p text:style-name="Dialogue">¡Lo vi!¡Lo vi todo!</text:p>
      <text:p text:style-name="Character_20_Name"><text:soft-page-break/>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7</text:p>
      <text:p text:style-name="Action"/>
      <text:p text:style-name="Setting"><text:soft-page-break/>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Manu</text:p>
      <text:p text:style-name="Dialogue">Partimos en una hora.</text:p>
      <text:p text:style-name="Setting"><text:soft-page-break/>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8</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Capitán Murray</text:p>
      <text:p text:style-name="Dialogue">¿Tengo que aclarar que esto es altamente confidencial?</text:p>
      <text:p text:style-name="Character_20_Name"><text:soft-page-break/>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Int. Sala de operaciones – día</text:p>
      <text:p text:style-name="Action">El mayor muestra un plan de operaciones en una pantalla</text:p>
      <text:p text:style-name="Character_20_Name"><text:soft-page-break/>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9</text:p>
      <text:p text:style-name="Action"/>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text:soft-page-break/>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text:soft-page-break/>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0</text:p>
      <text:p text:style-name="Action"/>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text:soft-page-break/>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text:p text:style-name="Action">Capítulo 11</text:p>
      <text:p text:style-name="Action"/>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Character_20_Name">Mujer</text:p>
      <text:p text:style-name="Dialogue">¿Alcanzaremos a llegar al siguiente planeta?</text:p>
      <text:p text:style-name="Character_20_Name">Hombre</text:p>
      <text:p text:style-name="Dialogue">Dicen que si, que no hay nada de que preocuparnos.</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Character_20_Name">Mujer</text:p>
      <text:p text:style-name="Dialogue">Escuché que esta vez se quedaron muchas más personas.</text:p>
      <text:p text:style-name="Action"><text:soft-page-break/>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1665in" fo:margin-bottom="0in"/>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0835in" fo:margin-bottom="0in"/>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25in" fo:margin-right="0in" fo:margin-top="0in" fo:margin-bottom="0in" fo:text-indent="0in"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100%" fo:margin-left="0.3in" fo:margin-right="0in" fo:margin-top="0in" fo:margin-bottom="0.1665in" fo:text-indent="-0.3in" style:auto-text-indent="false"/>
    </style:style>
    <style:style style:name="First_20_Line_20_Indent" style:display-name="First Line Indent" style:family="paragraph" style:parent-style-name="Standard">
      <style:paragraph-properties fo:margin="100%" fo:margin-left="0in" fo:margin-right="0in" fo:margin-top="0in" fo:margin-bottom="0in" fo:text-indent="0.5in" style:auto-text-indent="false"/>
    </style:style>
    <style:style style:name="Action" style:family="paragraph" style:parent-style-name="Standard">
      <style:paragraph-properties fo:margin-top="0.1665in" fo:margin-bottom="0in" fo:keep-together="always"/>
    </style:style>
    <style:style style:name="Show_20_Title" style:display-name="Show Title" style:family="paragraph" style:parent-style-name="Standard">
      <style:paragraph-properties fo:margin-top="0in" fo:margin-bottom="0.1665in"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1.5in" fo:margin-right="1in" fo:margin-top="0in" fo:margin-bottom="0in" fo:keep-together="always" fo:text-indent="0in"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2.1in" fo:margin-right="1.5in" fo:margin-top="0in" fo:margin-bottom="0in" fo:text-indent="-0.1in" style:auto-text-indent="false" fo:keep-with-next="always"/>
    </style:style>
    <style:style style:name="Transition" style:family="paragraph" style:parent-style-name="Action" style:next-style-name="Setting">
      <style:paragraph-properties fo:margin="100%" fo:margin-left="4.5in" fo:margin-right="0in" fo:margin-top="0in" fo:margin-bottom="0in" fo:text-indent="0in" style:auto-text-indent="false"/>
      <style:text-properties fo:text-transform="uppercase"/>
    </style:style>
    <style:style style:name="Ending" style:family="paragraph" style:parent-style-name="Standard">
      <style:paragraph-properties fo:margin-top="0.1665in" fo:margin-bottom="0in"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2.5in" fo:margin-right="1in" fo:margin-top="0in" fo:margin-bottom="0in" fo:text-indent="0in"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6</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20T19:09:22</dc:date>
    <meta:editing-duration>P2DT9H21M48S</meta:editing-duration>
    <meta:editing-cycles>30</meta:editing-cycles>
    <meta:generator>LibreOffice/3.5$Linux_x86 LibreOffice_project/350m1$Build-2</meta:generator>
    <meta:document-statistic meta:table-count="0" meta:image-count="0" meta:object-count="0" meta:page-count="16" meta:paragraph-count="407" meta:word-count="3531" meta:character-count="19259" meta:non-whitespace-character-count="16116"/>
  </office:meta>
</office:document-meta>
</file>